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LucilleSnz/Projet-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45:39.447413205</meta:creation-date>
    <dc:date>2024-09-30T12:48:28.572963355</dc:date>
    <meta:editing-duration>PT2M50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8"/>
    <meta:generator>LibreOffice/7.3.7.2$Linux_X86_64 LibreOffice_project/30$Build-2</meta:generator>
  </office:meta>
</office:document-meta>
</file>